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2b3d" officeooo:paragraph-rsid="00152b3d"/>
    </style:style>
    <style:style style:name="P2" style:family="paragraph" style:parent-style-name="Text_20_body">
      <style:text-properties officeooo:rsid="00152b3d" officeooo:paragraph-rsid="00152b3d"/>
    </style:style>
    <style:style style:name="T1" style:family="text">
      <style:text-properties officeooo:rsid="0018ad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emande de congé<text:span text:style-name="T1">s</text:span></text:p>
      <text:p text:style-name="P1"/>
      <text:h text:style-name="Heading_20_1" text:outline-level="1">Introduction</text:h>
      <text:h text:style-name="Heading_20_1" text:outline-level="1">Processus</text:h>
      <text:h text:style-name="Heading_20_1" text:outline-level="1">Analyse fonctionnelle</text:h>
      <text:h text:style-name="Heading_20_2" text:outline-level="2">Acteurs</text:h>
      <text:h text:style-name="Heading_20_2" text:outline-level="2">Use cases</text:h>
      <text:h text:style-name="Heading_20_2" text:outline-level="2">Scénarios</text:h>
      <text:h text:style-name="Heading_20_2" text:outline-level="2">Wireframes</text:h>
      <text:h text:style-name="Heading_20_1" text:outline-level="1">Analyse technique</text:h>
      <text:h text:style-name="Heading_20_1" text:outline-level="1">Annexes</text:h>
      <text:p text:style-name="P2">User stories 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4T13:35:00.053462700</meta:creation-date>
    <dc:date>2026-03-24T22:48:30.723465100</dc:date>
    <meta:editing-duration>PT9H2M49S</meta:editing-duration>
    <meta:editing-cycles>2</meta:editing-cycles>
    <meta:generator>LibreOffice/26.2.0.3$Windows_X86_64 LibreOffice_project/620$Build-3</meta:generator>
    <meta:document-statistic meta:table-count="0" meta:image-count="0" meta:object-count="0" meta:page-count="1" meta:paragraph-count="11" meta:word-count="27" meta:character-count="149" meta:non-whitespace-character-count="142"/>
  </office:meta>
</office:document-meta>
</file>